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August 11, 2021 (08:25: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Navigating repositories</text:span>”</text:p>
      <text:p text:style-name="Text_20_body">GitHub is separated into many “repositories”. The <text:span text:style-name="T2">csci-1301.github.io</text:span> contains most of the resources that will be used (so it will be where you will navigate to the most), while the <text:span text:style-name="T2">feedback-fall-2021</text:span> contains feedback submitted by students/users.</text:p>
      <text:p text:style-name="Text_20_body">“<text:span text:style-name="T1">Navigating folders</text:span>”</text:p>
      <text:p text:style-name="Text_20_body">Under the <text:span text:style-name="T2">Code</text:span> section (next to Issues, Pull Requests, Actions, etc.), you will find various folders containing documents for the website. Typically, if there is some error or mistake in the lecture notes, so that will be where you will navigate to the most.</text:p>
      <text:p text:style-name="Text_20_body">“<text:span text:style-name="T1">Navigating documents</text:span>”</text:p>
      <text:p text:style-name="Text_20_body">For this example, I just clicked on the first chapter, “General Concepts”.</text:p>
      <text:p text:style-name="Text_20_body">“<text:span text:style-name="T1">Editing Mode</text:span>”</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Text_20_body">“<text:span text:style-name="T1">Editing vs Previewing</text:span>”</text:p>
      <text:p text:style-name="Text_20_body">On this page, you will see the document in strange formatting (the formatting is called Markdown) with two sections at the top of the document: <text:span text:style-name="T1">Edit file</text:span> and <text:span text:style-name="T1">Preview</text:span>. If you have <text:span text:style-name="T1">Edit file</text:span> selected, then you will see the “code” version of the document whereas if you click on the <text:span text:style-name="T1">Preview</text:span> button, you will see the document in its “final” form, or how the website users should see it, without the “code”. To edit, make sure you have <text:span text:style-name="T1">Edit file</text:span> selected.</text:p>
      <text:list text:style-name="L1">
        <text:list-item>
          <text:p text:style-name="P1">For a quick syntax guide in Markdown, I recommend this website: https://www.markdownguide.org/basic-syntax/</text:p>
        </text:list-item>
      </text:list>
      <text:p text:style-name="First_20_paragraph">“<text:span text:style-name="T1">Committing</text:span>”</text:p>
      <text:p text:style-name="Text_20_body">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1">every</text:span> detail; just describe it generally, like “I fixed grammatical issues” or “Fixed code error”). There is also two buttons: <text:span text:style-name="T2">Commit directly to </text:span><text:span text:style-name="NormalTok">main</text:span><text:span text:style-name="T2"> branch</text:span> and <text:span text:style-name="T2">Create a new branch for this commit and start a pull request</text:span>.</text:p>
      <text:list text:style-name="L2">
        <text:list-item>
          <text:p text:style-name="P2"><text:span text:style-name="T2">Commit directly to </text:span><text:span text:style-name="NormalTok">main</text:span><text:span text:style-name="T2"> branch</text:span> submits your edits directly into the document.</text:p>
        </text:list-item>
        <text:list-item>
          <text:p text:style-name="P2"><text:span text:style-name="T2">Create a new branch for this commit and start a pull request</text:span> creates a “pull request” (which can be found in the <text:span text:style-name="T1">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2">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00:25:32Z</meta:creation-date>
    <dc:date>2021-08-12T00:25:32Z</dc:date>
    <meta:user-defined meta:name="date" meta:value-type="string">August  11, 2021 (08:25: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